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swiss"/>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caf1b5"/>
    </style:style>
    <style:style style:name="P2" style:family="paragraph" style:parent-style-name="Text_20_body">
      <style:text-properties officeooo:paragraph-rsid="00d0babf"/>
    </style:style>
    <style:style style:name="P3" style:family="paragraph" style:parent-style-name="Text_20_body">
      <style:text-properties fo:font-size="10pt" officeooo:paragraph-rsid="01048a03" style:font-size-asian="10pt" style:font-size-complex="10pt"/>
    </style:style>
    <style:style style:name="P4" style:family="paragraph" style:parent-style-name="Text_20_body">
      <style:text-properties officeooo:paragraph-rsid="00faa142"/>
    </style:style>
    <style:style style:name="P5" style:family="paragraph" style:parent-style-name="Quotations">
      <style:text-properties style:font-name="Liberation Sans1" fo:font-size="10pt" officeooo:rsid="00ac0022" officeooo:paragraph-rsid="0120a326" style:font-size-asian="10pt" style:font-size-complex="10pt"/>
    </style:style>
    <style:style style:name="P6" style:family="paragraph" style:parent-style-name="Quotations">
      <style:text-properties officeooo:paragraph-rsid="00ffabaf"/>
    </style:style>
    <style:style style:name="P7" style:family="paragraph" style:parent-style-name="Quotations">
      <style:text-properties officeooo:paragraph-rsid="0120a326"/>
    </style:style>
    <style:style style:name="P8" style:family="paragraph" style:parent-style-name="Text_20_body">
      <style:text-properties style:text-position="33% 80%" style:font-name="Liberation Sans1" fo:font-size="10pt" officeooo:rsid="00ac0022" officeooo:paragraph-rsid="00fe1519" style:font-size-asian="10pt" style:font-size-complex="10pt"/>
    </style:style>
    <style:style style:name="P9" style:family="paragraph" style:parent-style-name="Text_20_body">
      <style:text-properties style:font-name="Liberation Sans1" fo:font-size="10pt" officeooo:paragraph-rsid="01048a03" style:font-size-asian="10pt" style:font-size-complex="10pt"/>
    </style:style>
    <style:style style:name="P10" style:family="paragraph" style:parent-style-name="Text_20_body">
      <style:text-properties style:font-name="Liberation Sans1" fo:font-size="10pt" officeooo:paragraph-rsid="00cf652e" style:font-size-asian="10pt" style:font-size-complex="10pt"/>
    </style:style>
    <style:style style:name="P11" style:family="paragraph" style:parent-style-name="Text_20_body">
      <style:text-properties style:font-name="Liberation Sans1" fo:font-size="10pt" officeooo:rsid="00ac0022" officeooo:paragraph-rsid="00d3226b" style:font-size-asian="10pt" style:font-size-complex="10pt"/>
    </style:style>
    <style:style style:name="P12" style:family="paragraph" style:parent-style-name="Text_20_body">
      <style:text-properties style:font-name="Liberation Sans1" fo:font-size="10pt" officeooo:rsid="00ac0022" officeooo:paragraph-rsid="00e4aaad" style:font-size-asian="10pt" style:font-size-complex="10pt"/>
    </style:style>
    <style:style style:name="P13" style:family="paragraph" style:parent-style-name="Text_20_body">
      <style:text-properties style:font-name="Liberation Sans1" fo:font-size="10pt" officeooo:rsid="00ac0022" officeooo:paragraph-rsid="00ac0022" style:font-size-asian="10pt" style:font-size-complex="10pt"/>
    </style:style>
    <style:style style:name="P14" style:family="paragraph" style:parent-style-name="Text_20_body">
      <style:text-properties style:font-name="Liberation Sans1" fo:font-size="10pt" officeooo:rsid="00ac0022" officeooo:paragraph-rsid="00fe1519" style:font-size-asian="10pt" style:font-size-complex="10pt"/>
    </style:style>
    <style:style style:name="P15" style:family="paragraph" style:parent-style-name="Text_20_body">
      <style:text-properties style:font-name="Liberation Sans1" fo:font-size="10pt" officeooo:paragraph-rsid="00f874d7" style:font-size-asian="10pt" style:font-size-complex="10pt"/>
    </style:style>
    <style:style style:name="P16" style:family="paragraph" style:parent-style-name="Text_20_body">
      <style:text-properties style:font-name="Liberation Sans1" fo:font-size="10pt" officeooo:paragraph-rsid="00f7a3c2" style:font-size-asian="10pt" style:font-size-complex="10pt"/>
    </style:style>
    <style:style style:name="P17" style:family="paragraph" style:parent-style-name="Text_20_body">
      <style:text-properties style:font-name="Liberation Sans1" fo:font-size="10pt" officeooo:paragraph-rsid="00c2aac7" style:font-size-asian="10pt" style:font-size-complex="10pt"/>
    </style:style>
    <style:style style:name="P18" style:family="paragraph" style:parent-style-name="Text_20_body">
      <style:text-properties style:font-name="Liberation Sans1" fo:font-size="10pt" officeooo:paragraph-rsid="012ad1ae" style:font-size-asian="10pt" style:font-size-complex="10pt"/>
    </style:style>
    <style:style style:name="P19" style:family="paragraph" style:parent-style-name="Text_20_body">
      <style:text-properties style:font-name="Liberation Sans1" fo:font-size="10pt" officeooo:rsid="00c2aac7" officeooo:paragraph-rsid="00c2aac7" style:font-size-asian="10pt" style:font-size-complex="10pt"/>
    </style:style>
    <style:style style:name="P20" style:family="paragraph" style:parent-style-name="Text_20_body">
      <style:text-properties style:font-name="Liberation Sans1" fo:font-size="10pt" officeooo:paragraph-rsid="01036c67" style:font-size-asian="10pt" style:font-size-complex="10pt"/>
    </style:style>
    <style:style style:name="P21" style:family="paragraph" style:parent-style-name="Text_20_body">
      <style:text-properties style:font-name="Liberation Sans1" fo:font-size="10pt" officeooo:paragraph-rsid="00d234eb" style:font-size-asian="10pt" style:font-size-complex="10pt"/>
    </style:style>
    <style:style style:name="P22" style:family="paragraph" style:parent-style-name="Text_20_body">
      <style:text-properties style:font-name="Liberation Sans1" fo:font-size="10pt" officeooo:paragraph-rsid="00e9199c" style:font-size-asian="10pt" style:font-size-complex="10pt"/>
    </style:style>
    <style:style style:name="P23" style:family="paragraph" style:parent-style-name="Text_20_body">
      <style:text-properties style:font-name="Liberation Sans1" fo:font-size="10pt" officeooo:paragraph-rsid="00ef0227" style:font-size-asian="10pt" style:font-size-complex="10pt"/>
    </style:style>
    <style:style style:name="P24" style:family="paragraph" style:parent-style-name="Text_20_body">
      <style:text-properties style:font-name="Liberation Sans1" fo:font-size="10pt" officeooo:paragraph-rsid="0112b667" style:font-size-asian="10pt" style:font-size-complex="10pt"/>
    </style:style>
    <style:style style:name="P25" style:family="paragraph" style:parent-style-name="Text_20_body">
      <style:text-properties style:font-name="Liberation Sans1" fo:font-size="10pt" officeooo:rsid="00ba46cd" officeooo:paragraph-rsid="00c1fb25" style:font-size-asian="10pt" style:font-size-complex="10pt"/>
    </style:style>
    <style:style style:name="P26" style:family="paragraph" style:parent-style-name="Text_20_body">
      <style:text-properties style:font-name="Liberation Sans1" fo:font-size="10pt" officeooo:paragraph-rsid="0118f935" style:font-size-asian="10pt" style:font-size-complex="10pt"/>
    </style:style>
    <style:style style:name="P27" style:family="paragraph" style:parent-style-name="Text_20_body">
      <style:text-properties style:font-name="Liberation Sans1" fo:font-size="10pt" officeooo:paragraph-rsid="011cfbf9" style:font-size-asian="10pt" style:font-size-complex="10pt"/>
    </style:style>
    <style:style style:name="P28" style:family="paragraph" style:parent-style-name="Text_20_body">
      <style:text-properties style:font-name="Liberation Sans1" fo:font-size="10pt" officeooo:paragraph-rsid="00c10b68" style:font-size-asian="10pt" style:font-size-complex="10pt"/>
    </style:style>
    <style:style style:name="P29" style:family="paragraph" style:parent-style-name="Text_20_body">
      <style:text-properties style:font-name="Liberation Sans1" fo:font-size="10pt" officeooo:paragraph-rsid="01286f74" style:font-size-asian="10pt" style:font-size-complex="10pt"/>
    </style:style>
    <style:style style:name="P30" style:family="paragraph" style:parent-style-name="Text_20_body">
      <style:text-properties style:font-name="Liberation Sans1" fo:font-size="10pt" officeooo:paragraph-rsid="013f832a" style:font-size-asian="10pt" style:font-size-complex="10pt"/>
    </style:style>
    <style:style style:name="P31" style:family="paragraph" style:parent-style-name="Text_20_body">
      <style:text-properties style:font-name="Liberation Sans1" fo:font-size="10pt" officeooo:paragraph-rsid="0141599a" style:font-size-asian="10pt" style:font-size-complex="10pt"/>
    </style:style>
    <style:style style:name="P32" style:family="paragraph" style:parent-style-name="Text_20_body">
      <style:text-properties style:font-name="Liberation Sans1" fo:font-size="10pt" officeooo:paragraph-rsid="0143b5ec" style:font-size-asian="10pt" style:font-size-complex="10pt"/>
    </style:style>
    <style:style style:name="P33" style:family="paragraph" style:parent-style-name="Text_20_body">
      <style:text-properties style:font-name="Liberation Sans1" fo:font-size="10pt" officeooo:paragraph-rsid="014c539e" style:font-size-asian="10pt" style:font-size-complex="10pt"/>
    </style:style>
    <style:style style:name="P34" style:family="paragraph" style:parent-style-name="Text_20_body">
      <style:text-properties style:font-name="Liberation Sans1" fo:font-size="10pt" officeooo:paragraph-rsid="0150b7e2" style:font-size-asian="10pt" style:font-size-complex="10pt"/>
    </style:style>
    <style:style style:name="P35" style:family="paragraph" style:parent-style-name="Text_20_body">
      <style:text-properties style:font-name="Liberation Sans1" fo:font-size="10pt" fo:font-weight="bold" officeooo:rsid="00a428dd" officeooo:paragraph-rsid="00a428dd" style:font-size-asian="10pt" style:font-weight-asian="bold" style:font-size-complex="10pt" style:font-weight-complex="bold"/>
    </style:style>
    <style:style style:name="P36" style:family="paragraph" style:parent-style-name="Text_20_body">
      <style:text-properties style:font-name="Liberation Sans1" fo:font-size="10pt" fo:font-weight="bold" officeooo:rsid="00ac0022" officeooo:paragraph-rsid="00ac0022" style:font-size-asian="10pt" style:font-weight-asian="bold" style:font-size-complex="10pt" style:font-weight-complex="bold"/>
    </style:style>
    <style:style style:name="P37" style:family="paragraph" style:parent-style-name="Text_20_body">
      <style:text-properties style:font-name="Liberation Sans1" fo:font-size="10pt" fo:font-weight="bold" officeooo:rsid="00bd0bfd" officeooo:paragraph-rsid="00bd0bfd" style:font-size-asian="10pt" style:font-weight-asian="bold" style:font-size-complex="10pt" style:font-weight-complex="bold"/>
    </style:style>
    <style:style style:name="P38" style:family="paragraph" style:parent-style-name="Text_20_body">
      <style:text-properties style:font-name="Liberation Sans1" fo:font-size="10pt" fo:font-weight="bold" officeooo:rsid="00c2aac7" officeooo:paragraph-rsid="00c2aac7" style:font-size-asian="10pt" style:font-weight-asian="bold" style:font-size-complex="10pt" style:font-weight-complex="bold"/>
    </style:style>
    <style:style style:name="T1" style:family="text">
      <style:text-properties style:text-position="33% 80%" style:font-name="Liberation Sans1"/>
    </style:style>
    <style:style style:name="T2" style:family="text">
      <style:text-properties style:text-position="33% 80%" style:font-name="Liberation Sans1" fo:font-size="10pt" style:font-size-asian="10pt" style:font-size-complex="10pt"/>
    </style:style>
    <style:style style:name="T3" style:family="text">
      <style:text-properties style:text-position="33% 80%" style:font-name="Liberation Sans1" fo:font-size="10pt" style:text-underline-style="none" style:font-size-asian="10pt" style:font-size-complex="10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9fa919" style:font-style-asian="italic" style:font-style-complex="italic"/>
    </style:style>
    <style:style style:name="T7" style:family="text">
      <style:text-properties fo:font-style="italic" officeooo:rsid="00bd0bfd" style:font-style-asian="italic" style:font-style-complex="italic"/>
    </style:style>
    <style:style style:name="T8" style:family="text">
      <style:text-properties fo:font-size="10pt" officeooo:rsid="00a1bd09" style:font-size-asian="10pt" style:font-size-complex="10pt"/>
    </style:style>
    <style:style style:name="T9" style:family="text">
      <style:text-properties fo:font-size="10pt" officeooo:rsid="00aa568d" style:font-size-asian="10pt" style:font-size-complex="10pt"/>
    </style:style>
    <style:style style:name="T10" style:family="text">
      <style:text-properties fo:font-size="10pt" officeooo:rsid="00a25eb2" style:font-size-asian="10pt" style:font-size-complex="10pt"/>
    </style:style>
    <style:style style:name="T11" style:family="text">
      <style:text-properties fo:font-size="10pt" officeooo:rsid="00cc5b75" style:font-size-asian="10pt" style:font-size-complex="10pt"/>
    </style:style>
    <style:style style:name="T12" style:family="text">
      <style:text-properties style:text-position="super 58%"/>
    </style:style>
    <style:style style:name="T13" style:family="text">
      <style:text-properties style:text-position="super 58%" officeooo:rsid="00a428dd"/>
    </style:style>
    <style:style style:name="T14" style:family="text">
      <style:text-properties style:text-position="super 58%" officeooo:rsid="00c10b68"/>
    </style:style>
    <style:style style:name="T15" style:family="text">
      <style:text-properties style:text-position="super 58%" officeooo:rsid="00ac0022"/>
    </style:style>
    <style:style style:name="T16" style:family="text">
      <style:text-properties style:text-position="super 58%" officeooo:rsid="00b4ac76"/>
    </style:style>
    <style:style style:name="T17" style:family="text">
      <style:text-properties style:text-position="super 58%" officeooo:rsid="00ba46cd"/>
    </style:style>
    <style:style style:name="T18" style:family="text">
      <style:text-properties officeooo:rsid="00b2236a"/>
    </style:style>
    <style:style style:name="T19" style:family="text">
      <style:text-properties officeooo:rsid="00b3087d"/>
    </style:style>
    <style:style style:name="T20" style:family="text">
      <style:text-properties officeooo:rsid="00b645a0"/>
    </style:style>
    <style:style style:name="T21" style:family="text">
      <style:text-properties officeooo:rsid="00b67f3d"/>
    </style:style>
    <style:style style:name="T22" style:family="text">
      <style:text-properties officeooo:rsid="00ac0022"/>
    </style:style>
    <style:style style:name="T23" style:family="text">
      <style:text-properties officeooo:rsid="00bd0bfd"/>
    </style:style>
    <style:style style:name="T24" style:family="text">
      <style:text-properties officeooo:rsid="00be4ab4"/>
    </style:style>
    <style:style style:name="T25" style:family="text">
      <style:text-properties officeooo:rsid="00aba296"/>
    </style:style>
    <style:style style:name="T26" style:family="text">
      <style:text-properties officeooo:rsid="00d3226b"/>
    </style:style>
    <style:style style:name="T27" style:family="text">
      <style:text-properties officeooo:rsid="00d3bca8"/>
    </style:style>
    <style:style style:name="T28" style:family="text">
      <style:text-properties officeooo:rsid="00e28f0e"/>
    </style:style>
    <style:style style:name="T29" style:family="text">
      <style:text-properties officeooo:rsid="00e4aaad"/>
    </style:style>
    <style:style style:name="T30" style:family="text">
      <style:text-properties officeooo:rsid="00e5c501"/>
    </style:style>
    <style:style style:name="T31" style:family="text">
      <style:text-properties officeooo:rsid="00e9199c"/>
    </style:style>
    <style:style style:name="T32" style:family="text">
      <style:text-properties officeooo:rsid="00faa142"/>
    </style:style>
    <style:style style:name="T33" style:family="text">
      <style:text-properties officeooo:rsid="00a428dd"/>
    </style:style>
    <style:style style:name="T34" style:family="text">
      <style:text-properties officeooo:rsid="0107ffe4"/>
    </style:style>
    <style:style style:name="T35" style:family="text">
      <style:text-properties officeooo:rsid="010e207b"/>
    </style:style>
    <style:style style:name="T36" style:family="text">
      <style:text-properties fo:color="#000000" style:text-position="33% 80%" style:font-name="Liberation Sans1" fo:font-size="10pt" style:font-size-asian="10pt" style:font-size-complex="10pt"/>
    </style:style>
    <style:style style:name="T37" style:family="text">
      <style:text-properties fo:color="#000000" style:font-name="Liberation Sans1" fo:font-size="10pt" style:font-size-asian="10pt" style:font-size-complex="10pt"/>
    </style:style>
    <style:style style:name="T38" style:family="text">
      <style:text-properties officeooo:rsid="00c10b68"/>
    </style:style>
    <style:style style:name="T39" style:family="text">
      <style:text-properties officeooo:rsid="00c2aac7"/>
    </style:style>
    <style:style style:name="T40" style:family="text">
      <style:text-properties style:font-name="Liberation Sans2" officeooo:rsid="00ac0022"/>
    </style:style>
    <style:style style:name="T41" style:family="text">
      <style:text-properties style:font-name="Liberation Sans2" officeooo:rsid="00b4ac76"/>
    </style:style>
    <style:style style:name="T42" style:family="text">
      <style:text-properties style:font-name="Liberation Sans2" officeooo:rsid="00c2aac7"/>
    </style:style>
    <style:style style:name="T43" style:family="text">
      <style:text-properties style:font-name="Liberation Sans1"/>
    </style:style>
    <style:style style:name="T44" style:family="text">
      <style:text-properties style:font-name="Liberation Sans1" fo:font-weight="bold" style:font-weight-asian="bold" style:font-weight-complex="bold"/>
    </style:style>
    <style:style style:name="T45" style:family="text">
      <style:text-properties style:font-name="Liberation Sans1" fo:font-size="10pt" fo:font-style="italic" style:font-size-asian="10pt" style:font-style-asian="italic" style:font-size-complex="10pt" style:font-style-complex="italic"/>
    </style:style>
    <style:style style:name="T46" style:family="text">
      <style:text-properties style:font-name="Liberation Sans1" fo:font-size="10pt" fo:font-style="italic" officeooo:rsid="00c7a4e1" style:font-size-asian="10pt" style:font-style-asian="italic" style:font-size-complex="10pt" style:font-style-complex="italic"/>
    </style:style>
    <style:style style:name="T47" style:family="text">
      <style:text-properties style:font-name="Liberation Sans1" fo:font-size="10pt" fo:font-style="italic" officeooo:rsid="00c8e9b6" style:font-size-asian="10pt" style:font-style-asian="italic" style:font-size-complex="10pt" style:font-style-complex="italic"/>
    </style:style>
    <style:style style:name="T48" style:family="text">
      <style:text-properties style:font-name="Liberation Sans1" fo:font-size="10pt" fo:font-style="italic" officeooo:rsid="00b5c77e" style:font-size-asian="10pt" style:font-style-asian="italic" style:font-size-complex="10pt" style:font-style-complex="italic"/>
    </style:style>
    <style:style style:name="T49" style:family="text">
      <style:text-properties style:font-name="Liberation Sans1" fo:font-size="10pt" fo:font-style="italic" officeooo:rsid="00c8e9b6" style:font-name-asian="Nimbus Mono L" style:font-size-asian="10pt" style:font-style-asian="italic" style:font-name-complex="Liberation Mono" style:font-size-complex="10pt" style:font-style-complex="italic"/>
    </style:style>
    <style:style style:name="T50" style:family="text">
      <style:text-properties style:font-name="Liberation Sans1" fo:font-size="10pt" style:font-size-asian="10pt" style:font-size-complex="10pt"/>
    </style:style>
    <style:style style:name="T51" style:family="text">
      <style:text-properties style:font-name="Liberation Sans1" fo:font-size="10pt" officeooo:rsid="00a1bd09" style:font-size-asian="10pt" style:font-size-complex="10pt"/>
    </style:style>
    <style:style style:name="T52" style:family="text">
      <style:text-properties style:font-name="Liberation Sans1" fo:font-size="10pt" officeooo:rsid="00b5c77e" style:font-size-asian="10pt" style:font-size-complex="10pt"/>
    </style:style>
    <style:style style:name="T53" style:family="text">
      <style:text-properties style:font-name="Liberation Sans1" fo:font-size="10pt" officeooo:rsid="00a778cc" style:font-size-asian="10pt" style:font-size-complex="10pt"/>
    </style:style>
    <style:style style:name="T54" style:family="text">
      <style:text-properties style:font-name="Liberation Sans1" fo:font-size="10pt" officeooo:rsid="00a89461" style:font-size-asian="10pt" style:font-size-complex="10pt"/>
    </style:style>
    <style:style style:name="T55" style:family="text">
      <style:text-properties style:font-name="Liberation Sans1" fo:font-size="10pt" officeooo:rsid="00aa568d" style:font-size-asian="10pt" style:font-size-complex="10pt"/>
    </style:style>
    <style:style style:name="T56" style:family="text">
      <style:text-properties style:font-name="Liberation Sans1" fo:font-size="10pt" officeooo:rsid="00a25eb2" style:font-size-asian="10pt" style:font-size-complex="10pt"/>
    </style:style>
    <style:style style:name="T57" style:family="text">
      <style:text-properties style:font-name="Liberation Sans1" fo:font-size="10pt" officeooo:rsid="00cc5b75" style:font-size-asian="10pt" style:font-size-complex="10pt"/>
    </style:style>
    <style:style style:name="T58" style:family="text">
      <style:text-properties style:font-name="Liberation Sans1" fo:font-size="10pt" officeooo:rsid="00fe1519" style:font-size-asian="10pt" style:font-size-complex="10pt"/>
    </style:style>
    <style:style style:name="T59" style:family="text">
      <style:text-properties style:font-name="Liberation Sans1" fo:font-size="10pt" officeooo:rsid="0120a326" style:font-size-asian="10pt" style:font-size-complex="10pt"/>
    </style:style>
    <style:style style:name="T60" style:family="text">
      <style:text-properties style:font-name="Liberation Sans1" fo:font-size="10pt" officeooo:rsid="013d6132" style:font-size-asian="10pt" style:font-size-complex="10pt"/>
    </style:style>
    <style:style style:name="T61" style:family="text">
      <style:text-properties style:font-name="Liberation Sans1" fo:font-size="10pt" officeooo:rsid="00a778cc" style:font-name-asian="Nimbus Mono L" style:font-size-asian="10pt" style:font-name-complex="Liberation Mono" style:font-size-complex="10pt"/>
    </style:style>
    <style:style style:name="T62" style:family="text">
      <style:text-properties style:font-name="Liberation Sans1" fo:font-size="10pt" style:text-underline-style="none" style:font-size-asian="10pt" style:font-size-complex="10pt"/>
    </style:style>
    <style:style style:name="T63" style:family="text">
      <style:text-properties style:font-name="Liberation Sans1" fo:font-size="10pt" style:text-underline-style="none" officeooo:rsid="0120a326" style:font-size-asian="10pt" style:font-size-complex="10pt"/>
    </style:style>
    <style:style style:name="T64" style:family="text">
      <style:text-properties style:font-name="Liberation Sans1" fo:font-size="10pt" style:text-underline-style="solid" style:text-underline-width="auto" style:text-underline-color="font-color" style:font-size-asian="10pt" style:font-size-complex="10pt"/>
    </style:style>
    <style:style style:name="T65" style:family="text">
      <style:text-properties style:font-name="Liberation Sans1" style:text-underline-style="none"/>
    </style:style>
    <style:style style:name="T66" style:family="text">
      <style:text-properties style:font-name="Liberation Sans1" style:text-underline-style="none" officeooo:rsid="0120a326"/>
    </style:style>
    <style:style style:name="T67" style:family="text">
      <style:text-properties officeooo:rsid="0134567f"/>
    </style:style>
    <style:style style:name="T68" style:family="text">
      <style:text-properties officeooo:rsid="01364495"/>
    </style:style>
    <style:style style:name="T69" style:family="text">
      <style:text-properties officeooo:rsid="0139d4aa"/>
    </style:style>
    <style:style style:name="T70" style:family="text">
      <style:text-properties officeooo:rsid="0139fdec"/>
    </style:style>
    <style:style style:name="T71" style:family="text">
      <style:text-properties fo:font-weight="bold" style:font-weight-asian="bold" style:font-weight-complex="bold"/>
    </style:style>
    <style:style style:name="T72" style:family="text">
      <style:text-properties fo:font-weight="bold" officeooo:rsid="00a07486" style:font-weight-asian="bold" style:font-weight-complex="bold"/>
    </style:style>
    <style:style style:name="T73" style:family="text">
      <style:text-properties fo:font-weight="bold" officeooo:rsid="00b5c77e" style:font-weight-asian="bold" style:font-weight-complex="bold"/>
    </style:style>
    <style:style style:name="T74" style:family="text">
      <style:text-properties fo:font-weight="bold" officeooo:rsid="00e9199c" style:font-weight-asian="bold" style:font-weight-complex="bold"/>
    </style:style>
    <style:style style:name="T75" style:family="text">
      <style:text-properties fo:font-weight="bold" officeooo:rsid="00ef0227" style:font-weight-asian="bold" style:font-weight-complex="bold"/>
    </style:style>
    <style:style style:name="T76" style:family="text">
      <style:text-properties fo:font-weight="bold" officeooo:rsid="00b4ac76" style:font-weight-asian="bold" style:font-weight-complex="bold"/>
    </style:style>
    <style:style style:name="T77" style:family="text">
      <style:text-properties fo:font-weight="bold" officeooo:rsid="00c10b68" style:font-weight-asian="bold" style:font-weight-complex="bold"/>
    </style:style>
    <style:style style:name="T78" style:family="text">
      <style:text-properties officeooo:rsid="009fa919"/>
    </style:style>
    <style:style style:name="T79" style:family="text">
      <style:text-properties officeooo:rsid="00b4ac76"/>
    </style:style>
    <style:style style:name="T80" style:family="text">
      <style:text-properties officeooo:rsid="00ba46cd"/>
    </style:style>
    <style:style style:name="T81" style:family="text">
      <style:text-properties fo:font-weight="normal" style:font-weight-asian="normal" style:font-weight-complex="normal"/>
    </style:style>
    <style:style style:name="T82" style:family="text">
      <style:text-properties fo:font-weight="normal" officeooo:rsid="00ebaf65" style:font-weight-asian="normal" style:font-weight-complex="normal"/>
    </style:style>
    <style:style style:name="T83" style:family="text">
      <style:text-properties fo:font-weight="normal" officeooo:rsid="00b4ac76" style:font-weight-asian="normal" style:font-weight-complex="normal"/>
    </style:style>
    <style:style style:name="T84" style:family="text">
      <style:text-properties officeooo:rsid="00c1703d"/>
    </style:style>
    <style:style style:name="T85" style:family="text">
      <style:text-properties officeooo:rsid="00ed262d"/>
    </style:style>
    <style:style style:name="T86" style:family="text">
      <style:text-properties officeooo:rsid="00f0b44e"/>
    </style:style>
    <style:style style:name="T87" style:family="text">
      <style:text-properties officeooo:rsid="01164a7c"/>
    </style:style>
    <style:style style:name="T88" style:family="text">
      <style:text-properties officeooo:rsid="00c1fb25"/>
    </style:style>
    <style:style style:name="T89" style:family="text">
      <style:text-properties officeooo:rsid="00f21f93"/>
    </style:style>
    <style:style style:name="T90" style:family="text">
      <style:text-properties officeooo:rsid="0117dfca"/>
    </style:style>
    <style:style style:name="T91" style:family="text">
      <style:text-properties fo:font-style="normal" style:font-style-asian="normal" style:font-style-complex="normal"/>
    </style:style>
    <style:style style:name="T92" style:family="text">
      <style:text-properties fo:font-style="normal" officeooo:rsid="00ba46cd" style:font-style-asian="normal" style:font-style-complex="normal"/>
    </style:style>
    <style:style style:name="T93" style:family="text">
      <style:text-properties style:font-name="Liberation Mono1" fo:font-size="10pt" officeooo:rsid="00a1bd09" style:font-size-asian="10pt" style:font-size-complex="10pt"/>
    </style:style>
    <style:style style:name="T94" style:family="text">
      <style:text-properties style:font-name="Liberation Mono1" fo:font-size="10pt" officeooo:rsid="00a25eb2" style:font-size-asian="10pt" style:font-size-complex="10pt"/>
    </style:style>
    <style:style style:name="T95" style:family="text">
      <style:text-properties style:font-name="Liberation Mono1" fo:font-size="10pt" officeooo:rsid="00aa568d" style:font-size-asian="10pt" style:font-size-complex="10pt"/>
    </style:style>
    <style:style style:name="T96" style:family="text">
      <style:text-properties style:font-name="Liberation Mono1" fo:font-size="10pt" officeooo:rsid="00cc5b75" style:font-size-asian="10pt" style:font-size-complex="10pt"/>
    </style:style>
    <style:style style:name="T97" style:family="text">
      <style:text-properties style:font-name="Liberation Mono1" fo:font-size="10pt" officeooo:rsid="01048a03" style:font-size-asian="10pt" style:font-size-complex="10pt"/>
    </style:style>
    <style:style style:name="T98" style:family="text">
      <style:text-properties officeooo:rsid="013ef763"/>
    </style:style>
    <style:style style:name="T99" style:family="text">
      <style:text-properties officeooo:rsid="013f832a"/>
    </style:style>
    <style:style style:name="T100" style:family="text">
      <style:text-properties officeooo:rsid="01447247"/>
    </style:style>
    <style:style style:name="T101" style:family="text">
      <style:text-properties style:text-position="0% 100%"/>
    </style:style>
    <style:style style:name="T102" style:family="text">
      <style:text-properties style:text-position="0% 100%" officeooo:rsid="00b4ac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1">Un seme germoglia quando è seminato in </text:span><text:span text:style-name="T72">un </text:span><text:span text:style-name="T71">terreno fertil</text:span><text:span text:style-name="T73">e </text:span></text:p>
      <text:p text:style-name="P3"><text:span text:style-name="Emphasis"><text:span text:style-name="T44">Loreto Bravo</text:span></text:span></text:p>
      <text:p text:style-name="P20"><text:span text:style-name="T78">Questa è la storia della rete di telefonia cellulare autonoma e comunitaria dei popoli indigeni di Oaxaca </text:span>(pronuncia <text:span text:style-name="T4">uahàka</text:span>)<text:span text:style-name="T78">, un tecno-seme che vive in un ecosistema comunitario; un ponte etico-politico tra la comunità hacker del movimento free-software e le comunità di genti indigene a Oaxaca, nel sud-est del Messico. È un dialogo tra il concetto di sovranità tecnologica e i concetti di autonomia e autodeterminazione, dove i commons e la decolonizzazione si incontrano; una versione della storia quella a cui aveva dato impulso il collettivo Rhizomatica, il progetto di cellulare autonomo comunitario, oggi gestito dall'organizzazione </text:span><text:span text:style-name="T6">Telecomunicaciones indígenas comunitarias</text:span><text:span text:style-name="T78"> A.C. (telecomunicazioni indigene comunitarie).</text:span></text:p>
      <text:p text:style-name="Text_20_body"><text:span text:style-name="Source_20_Text"><text:span text:style-name="T45">Tutto è iniziato con un sogno che è stato </text:span></text:span><text:span text:style-name="Source_20_Text"><text:span text:style-name="T46">evocato </text:span></text:span><text:span text:style-name="Source_20_Text"><text:span text:style-name="T45">e condiviso e</text:span></text:span><text:span text:style-name="Source_20_Text"><text:span text:style-name="T47">d </text:span></text:span><text:span text:style-name="Source_20_Text"><text:span text:style-name="T49">è</text:span></text:span><text:span text:style-name="Source_20_Text"><text:span text:style-name="T45"> diven</text:span></text:span><text:span text:style-name="Source_20_Text"><text:span text:style-name="T47">ta</text:span></text:span><text:span text:style-name="Source_20_Text"><text:span text:style-name="T48">to</text:span></text:span><text:span text:style-name="Source_20_Text"><text:span text:style-name="T45"> una realtà.</text:span></text:span></text:p>
      <text:p text:style-name="P1"><text:span text:style-name="Source_20_Text"><text:span text:style-name="T51">Ricordo che solo cinque anni fa, quando abbiamo parlato di creare una rete di telefonia cellulare autonoma e comunitaria, la nostra cerchia di amici che vivevano </text:span></text:span><text:span text:style-name="Source_20_Text"><text:span text:style-name="T52">in</text:span></text:span><text:span text:style-name="Source_20_Text"><text:span text:style-name="T51"> città ci guardava</text:span></text:span><text:span text:style-name="Source_20_Text"><text:span text:style-name="T60">no</text:span></text:span><text:span text:style-name="Source_20_Text"><text:span text:style-name="T51"> </text:span></text:span><text:span text:style-name="Source_20_Text"><text:span text:style-name="T53">perplessi</text:span></text:span><text:span text:style-name="Source_20_Text"><text:span text:style-name="T51">. Tuttavia questa idea <text:s/>ha assunto un nuovo significato quando </text:span></text:span><text:span text:style-name="Source_20_Text"><text:span text:style-name="T61">è stata espressa</text:span></text:span><text:span text:style-name="Source_20_Text"><text:span text:style-name="T51"> </text:span></text:span><text:span text:style-name="Source_20_Text"><text:span text:style-name="T54">all’interno di</text:span></text:span><text:span text:style-name="Source_20_Text"><text:span text:style-name="T51"> un</text:span></text:span><text:span text:style-name="Source_20_Text"><text:span text:style-name="T54">a</text:span></text:span><text:span text:style-name="Source_20_Text"><text:span text:style-name="T51"> radio comunitari</text:span></text:span><text:span text:style-name="Source_20_Text"><text:span text:style-name="T54">a </text:span></text:span><text:span text:style-name="Source_20_Text"><text:span text:style-name="T51">nelle montagne della Sierra Juárez, a Oaxaca.</text:span></text:span></text:p>
      <text:p text:style-name="Text_20_body"><text:span text:style-name="Source_20_Text"><text:span text:style-name="T50">Ogni storia è un viaggio nel tempo e nello spazio, <text:s/>l'inizio di questa storia è un grand</text:span></text:span><text:span text:style-name="Source_20_Text"><text:span text:style-name="T55">issimo</text:span></text:span><text:span text:style-name="Source_20_Text"><text:span text:style-name="T50"> </text:span></text:span><text:span text:style-name="Source_20_Text"><text:span text:style-name="T55">cartello</text:span></text:span><text:span text:style-name="Source_20_Text"><text:span text:style-name="T50"> di benvenuto che recita:</text:span></text:span></text:p>
      <text:p text:style-name="Text_20_body"><text:span text:style-name="Source_20_Text"><text:span text:style-name="T93">In questa comunità </text:span></text:span><text:span text:style-name="Source_20_Text"><text:span text:style-name="T94">la </text:span></text:span><text:span text:style-name="Source_20_Text"><text:span text:style-name="T93">proprietà privata non esiste.</text:span></text:span></text:p>
      <text:p text:style-name="Text_20_body"><text:span text:style-name="Source_20_Text"><text:span text:style-name="T93">L'acquisto e la vendita di terreni comun</text:span></text:span><text:span text:style-name="Source_20_Text"><text:span text:style-name="T95">i</text:span></text:span><text:span text:style-name="Source_20_Text"><text:span text:style-name="T93"> è </text:span></text:span><text:span text:style-name="Source_20_Text"><text:span text:style-name="T94">VIETATO</text:span></text:span><text:span text:style-name="Source_20_Text"><text:span text:style-name="T93">.</text:span></text:span></text:p>
      <text:p text:style-name="P2"><text:span text:style-name="Source_20_Text"><text:span text:style-name="T96">Cordialmente l’organo amministrativo</text:span></text:span><text:span text:style-name="Source_20_Text"><text:span text:style-name="T93"> d</text:span></text:span><text:span text:style-name="Source_20_Text"><text:span text:style-name="T94">e</text:span></text:span><text:span text:style-name="Source_20_Text"><text:span text:style-name="T93">i </text:span></text:span><text:span text:style-name="Source_20_Text"><text:span text:style-name="T97">B</text:span></text:span><text:span text:style-name="Source_20_Text"><text:span text:style-name="T93">eni </text:span></text:span><text:span text:style-name="Source_20_Text"><text:span text:style-name="T97">C</text:span></text:span><text:span text:style-name="Source_20_Text"><text:span text:style-name="T93">omuni di Ixtlan de Juárez</text:span></text:span></text:p>
      <text:p text:style-name="P35">Cenni storici su Oaxaca <text:span text:style-name="T12">1</text:span>, i popoli indigeni e <text:span text:style-name="T98">la </text:span><text:s/>"<text:span text:style-name="T25">comunalità</text:span>"</text:p>
      <text:p text:style-name="P10"><text:span text:style-name="T33">Oaxaca è per superficie il quinto stato del paese, con una popolazione di 3,8 milioni di abitanti, di cui più della metà vive in villaggi rurali con meno di 2.500 persone. Dei 2.445 comuni del Messico, 571 si trovano nel territorio di Oaxaca, di questi 418 sono regolati dagli usi e costumi/consuetudini </text:span><text:span text:style-name="T13">2</text:span><text:span text:style-name="T33">. Ciò significa che il 58% della superficie totale di Oaxaca è di proprietà sociale o commons. In queste aree, le autorità sottostanno all'assemblea comunitaria, ovvero l'esercizio della democrazia diretta e partecipativa, una forma di autogoverno riconosciuta dalla costituzione politica messicana. Oaxaca <text:s/>è anche lo stato con la più grande diversità etnica e linguistica del paese. In questa regione vivono fianco a fianco sedici popolazioni indigene.</text:span></text:p>
      <text:p text:style-name="P21"><text:span text:style-name="T22">Oaxaca è anche lo stato con la maggior biodiversità, dovuta alla </text:span>varietà<text:span text:style-name="T22"> geologica della regione che è attraversata da tre <text:s/>lunghe e profonde catene montuose: la Sierra Madre Occidentale, la Sierra Sur e la Sierra Norte, meglio conosciuta come la Sierra Juárez. Per la morfologia del territorio, i conquistatori europei non sono mai riusciti a sottomettere completamente questi popoli che hanno cosi <text:s/>potuto conservare le loro forme di autogoverno che nel tempo si sono adattate e riconfigurate fino all’attuale contesto.</text:span> </text:p>
      <text:p text:style-name="P11">A metà degli anni settanta e primi anni ottanta<text:span text:style-name="T26">, </text:span><text:s/>tra i popoli indigeni di Oaxaca e del sud<text:span text:style-name="T26">-</text:span>est del Messico, <text:s/><text:span text:style-name="T99">nacque <text:s/></text:span>un movimento sociale <text:span text:style-name="T20">come reazione</text:span> alle politiche di sviluppo promosse dal governo e, <text:span text:style-name="T34">dal</text:span>la necessità di difendersi <text:span text:style-name="T20">dalla razzia</text:span> delle terre, <text:span text:style-name="T20">dal </text:span>saccheggio delle risorse e d<text:span text:style-name="T20">a</text:span>gli s<text:span text:style-name="T27">follamenti</text:span> forzati. </text:p>
      <text:p text:style-name="P30"><text:span text:style-name="T22">Questo movimento rivendicava il rispetto dei loro modi di vita, lingue e spiritualità con cui hanno costruito e difeso l'autonomia e il concetto di "Comunalità" che descrive la vita di queste aree e villaggi. In quegli anni si costituirono le loro prime aziende di comunalità <text:s/>per le risorse forestali, per l’imbottigliamento di acqua di fonte, progetti di eco-turismo e la commercializzazione e l'esportazione di beni di consumo, così come una miriade di radio comunitarie. Oggi lo stesso movimento sociale continua a lottare per difendere il territorio dalle aziende minerarie ed estrattive che vogliono entrare in possesso della regione.</text:span></text:p>
      <text:p text:style-name="P31"><text:span text:style-name="T22">Queste lotte diedero vita a quello che l'antropologa Elena Nava ha definito "teorie analitiche dal basso dei nativi": <text:s/>pensatori autoctoni come Jaime Martinez Luna (Zapoteco) e Floriberto Díaz Gómez (Mixe) <text:s/>hanno cercato di comprendere la vita in comunità al di là delle definizioni accademiche occidentali. Questi pensatori </text:span><text:soft-page-break/><text:span text:style-name="T22">si sono chiesti: "che cosa è una comunità per noi, i popoli indigeni?". La comunità è uno spazio di proprietà comune, una storia orale comune, una lingua comune, una propria forma organizzativa <text:s/>ed un sistema della giustizia comunitario. La chiamarono <text:s/>"Comunalità" <text:s/>un modo di essere, vivere e sentire, dove la terra </text:span><text:span text:style-name="T40">è</text:span><text:span text:style-name="T22"> la madre, esercitando il consenso nelle assemblee, il più importante organo decisionale, creando un sistema di responsabilità basate sul servizio gratuito, sviluppando lavoro collettivo come atto di solidarietà e reciprocità e <text:s/>i festival, i riti e le cerimonie come espressione dei commons.</text:span></text:p>
      <text:p text:style-name="P36">Radio comunitarie come società di comunicazione comu<text:span text:style-name="T28">ni</text:span></text:p>
      <text:p text:style-name="P12">Nel 2006, Oaxaca <text:span text:style-name="T18">visse</text:span> <text:span text:style-name="T29">l</text:span>a rivolta esplosa <text:span text:style-name="T35">per la</text:span> repressione govern<text:span text:style-name="T18">ativa degli insegnanti.</text:span> Questo movimento ha dato vita all'Assemblea <text:span text:style-name="T19">P</text:span>opolare de<text:span text:style-name="T35">i Popoli </text:span>di Oaxaca<text:span text:style-name="T12">4</text:span>, una delle sue caratteristiche è stata la creazione di varie emittenti radiofoniche comunitarie e la presa in consegna dei mezzi di comunicazione di stato<text:span text:style-name="T12">5.</text:span><text:span text:style-name="T101">. </text:span>Alcun<text:span text:style-name="T35">e</text:span> divennero poi società di comunicazione <text:span text:style-name="T31">di comunalità</text:span> <text:span text:style-name="T12">6</text:span> con l'obiettivo di rafforzare l’autonomia local<text:span text:style-name="T30">e</text:span> e contribuire al raggiungimento degli obiettivi e dell<text:span text:style-name="T35">a</text:span> <text:span text:style-name="T30">concezione</text:span> d<text:span text:style-name="T30">i</text:span> vita delle popolazioni indigene, <text:span text:style-name="T31">ovvero con l’</text:span>autodeterminazione.</text:p>
      <text:p text:style-name="P22"><text:span text:style-name="T22">Nel 2012, più di 30 autorità municipali e comunità indigene consegnarono una petizione formale al Segretario per le Comunicazioni e Trasporti (SCT) per rivendicare l'accesso alla banda di frequenze GSM </text:span><text:span text:style-name="T15">3</text:span><text:span text:style-name="T22">. Comunque, tale petizione fu rifiutata. L'attuale quadro giuridico non obbliga le grandi imprese di telecomunicazioni a fornire servizi di comunicazione nelle zone rurali con una popolazione inferiore a 5.000 persone, <text:s/>anche se l'organismo di regolamentazione statale sia obbligato a garantire il servizio universale nelle aree rurali.</text:span><text:bookmark text:name="the-techno-seed"/><text:span text:style-name="T22"> </text:span></text:p>
      <text:p text:style-name="P23"><text:span text:style-name="T74">Il tecno</text:span><text:span text:style-name="T75">-</text:span><text:span text:style-name="T74">seme</text:span></text:p>
      <text:p text:style-name="P32"><text:span text:style-name="T79">La creazione di una rete di telefonia cellulare autonoma è un'idea che girava da diversi anni all'interno della comunità hacker e il movimento del software libero, prima di realizzarla c’erano stati dei tentativi. Per esempio, nel 2008 è emersa l'idea di utilizzare i telefoni cellulari per difendere i diritti umani e ambientali e documentare gli abusi subiti dai popoli indigeni del sud della Nigeria. La sfida </text:span><text:span text:style-name="T41">è</text:span><text:span text:style-name="T79"> nata dalla domanda sul da farsi con la documentazione prodotta con i telefoni cellulari senza usufruire dei servizi offerti dalle compagnie telefoniche, ha portato a sperimentare un software chiamato <text:s/>Serval Mesh, che permetteva la comunicazione tra cellulari senza passare attraverso reti aziendali. La tecnologia si è rivelata inadeguata per il contesto. C</text:span><text:span text:style-name="T81">iononostant</text:span><text:span text:style-name="T82">e</text:span><text:span text:style-name="T79">, <text:s/>questi interessi </text:span><text:span text:style-name="T83">hanno portato a voler provare un sistema di telefonia cellulare </text:span><text:span text:style-name="T79">Peter Bloom, fondatore dell'organizzazione Rhizomatica, </text:span><text:span text:style-name="T76"><text:s/></text:span><text:span text:style-name="T79">quando venne a Oaxaca per collaborare con l'organizzazione radiofonica Palabra</text:span><text:span text:style-name="T16">7</text:span><text:span text:style-name="T102">.</text:span></text:p>
      <text:p text:style-name="P24"><text:span text:style-name="T80">All'inizio del 2011, Kino, un hacker con esperienza di tecnologie per comunità indigene in resistenza, iniziò a fare ricerca sui requisiti tecnologici per poter creare queste reti. Contemporaneamente l'artista messicana Minerva Cuevas </text:span><text:span text:style-name="T17">8 <text:s/></text:span><text:span text:style-name="T85">decise di acquistare un piccolo kit per $3.000 <text:s/>e, con l'aiuto di Kino creare un'installazione <text:s/>politico-concettuale in Finlandia e poi donare l'attrezzatura per i test iniziali di questa nuova rete. Più tardi, l'avvocato Erick Huerta, specialista in telecomunicazioni e popoli indigeni, cominciò a ricercarne le implicazioni legali dopo aver incontrato Rhizomatica ad una riunione di media indigeni. L’organizzazione Radio Palabra propose supporto tecnico alle radio di comunità e <text:s/>l'idea raggiunse Keyla e Israele via Radio Dizha Keru (la nostra parola), che si trova nel villaggio di Talea de Castro, dove, nel 2013, <text:s/>nasce <text:s/>finalmente <text:s/>la prima rete cellulare comunitaria.</text:span></text:p>
      <text:p text:style-name="P25">Prima di lanciare la rete, Erick Huerta ha iniziato un dialogo con l'organismo di regolamentazione dello <text:span text:style-name="T86">S</text:span>tato per rivedere l'allocazione dello spettro e ha trovato una gamma di frequenze GSM che non erano in uso e non era<text:span text:style-name="T84">no</text:span> mai stat<text:span text:style-name="T84">e</text:span> offert<text:span text:style-name="T84">e</text:span> né concess<text:span text:style-name="T84">e</text:span> alle grandi aziende. <text:span text:style-name="T86">Si è cosi <text:s/>creato</text:span> un quadro giuridico <text:span text:style-name="T87">per</text:span> cui <text:s/>le reti di telecomunicazioni <text:s/><text:span text:style-name="T88">del</text:span>le comunità <text:span text:style-name="T86">potevano operare</text:span>. Nel 2014 <text:span text:style-name="T89">fu</text:span> concessa una licenza sperimentale di 2 anni e nel 2016 l'organizzazione di tutte le comunità con reti telefoniche ha costituito un'associazione chiamata<text:span text:style-name="T5"> Telecomunicaciones indígenas comunitarias</text:span> (TIC A.C.), alla quale è stata <text:span text:style-name="T23">assegnata</text:span> una concessione sociale di 15 anni <text:span text:style-name="T23">come</text:span> operatore di telecomunicazioni in 5 stati in Messico <text:span text:style-name="T12">9</text:span>. L'associazione TIC A.C. è strutturata <text:span text:style-name="T90">come un</text:span> <text:s/>insieme di comunità. <text:span text:style-name="T89">In questo modo si</text:span> <text:span text:style-name="T89">sono creati </text:span><text:s/><text:span text:style-name="T23">dei </text:span>precedenti importanti a livello nazionale e internazionale <text:span text:style-name="T89">per </text:span>sfidare il modello egemonico commerciale <text:span text:style-name="T89">di fare</text:span> telecomunicazion<text:span text:style-name="T100">e</text:span>, <text:s/><text:soft-page-break/>i<text:span text:style-name="T100">n quanto i</text:span> cittadini non <text:span text:style-name="T88">sono considerati</text:span> clienti-consumatori, ma soggetti <text:span text:style-name="T23">di </text:span>diritti fondamentali, <text:span text:style-name="T23">tra cui</text:span> il diritto <text:span text:style-name="T23">alla</text:span> comunicazione.</text:p>
      <text:p text:style-name="P26"><text:span text:style-name="T80">Queste reti telefoniche quindi non sfruttano commercialmente i servizi che offrono ma fissano un contributo basato sul recupero dei costi per rendere la rete sostenibile. Questa quota è attualmente 40 </text:span><text:span text:style-name="T91">Mex$</text:span><text:span text:style-name="T80"> <text:s/>pesos (circa $2 dollari USA) per coprire chiamate illimitate e messaggi di testo all'interno della località e le microregioni interconnesse. Di questa quota, 25 </text:span><text:span text:style-name="T92">Mex$</text:span><text:span text:style-name="T80"> <text:s/>rimangono <text:s/>all'economia locale per coprire i costi di investimento della comunità e pagare il provider Internet, e gli altri 15 </text:span><text:span text:style-name="T92">Mex$</text:span><text:span text:style-name="T80"> vanno a TIC A.C. per coprire la manutenzione delle reti e per le procedure legali.</text:span></text:p>
      <text:p text:style-name="P37">Come funzion<text:span text:style-name="T24">ano </text:span>i cellulari comunitari?</text:p>
      <text:p text:style-name="P27"><text:span text:style-name="T23">Una rete di telefonia cellulare comunitaria è una rete ibrida costituita da un'infrastruttura (software e hardware) e da un servizio Internet che consente alla comunità di diventare un fornitore di servizi di comunicazione (provider). L'hardware consiste in un ricetrasmettitore di segnale GSM e da un controller o un computer che operano con software libero collegato ad un provider locale con un contratto per comunicazioni Voice over IP (VoIP). Grazie al lavoro della comunità di software libero e due hacker italiani, Ciaby e Tele, fu creato il software (RCCN </text:span><text:span text:style-name="T5">Rhizomatica Community Cellular Network</text:span><text:span text:style-name="T23">+ RAI </text:span><text:bookmark text:name="Rhizomatica_Admin_Interface_.28RAI.29"/><text:span text:style-name="T7">Rhizomatica Admin Interface</text:span><text:span text:style-name="T23">) che fa funzionare questa rete tramite una semplice interfaccia di amministrazione.</text:span></text:p>
      <text:p text:style-name="P15"><text:span text:style-name="T23">Una comunità interessata a creare la propria rete telefonica deve superare un processo decisionale collettivo nell'assemblea comunitaria. L'autorizzazione del progetto viene documentata <text:s/>e viene nominato un comitato per l'operatività <text:s/>e l'amministrazione della rete. TIC A.C.. fornisce formazione e supporto per l'importazione, l'installazione, il funzionamento e la gestione delle loro reti e il supporto <text:s/>legale. La Comunità deve fornire la localizzazione per l'installazione e investire circa 7.500 $US <text:s/>in attrezzature e formazione. Alcune comunità hanno utilizzato fondi municipali, altri gli hanno raccolti <text:s/>tra gli abitanti del villaggio e altri hanno chiesto un prestito.</text:span></text:p>
      <text:p text:style-name="P28"><text:span text:style-name="T77">Vantaggi e sfide</text:span></text:p>
      <text:p text:style-name="P16"><text:span text:style-name="T38">Attualmente ci sono 15 reti </text:span><text:span text:style-name="T14">10,</text:span><text:span text:style-name="T38"> che servono circa 50 villaggi con 2.500/3.000 utenti. Ci sono in media <text:s/>1300 chiamate al giorno, di cui il 60% <text:s/>all'interno del villaggio o della regione della Sierra Juárez. I principali vantaggi di queste reti sono l'agevolazione della comunicazione locale tra i residenti e a livello microregionale. I costi di comunicazione a livello nazionale ed internazionale si riducono grazie ad un contratto con un fornitore di servizi Voice over IP (VOIP) che costa il <text:s/>60% in meno rispetto a quello che fanno pagare le aziende. <text:s/>Dovuto alle <text:s/>regolamentazioni, non c'è un numero di telefono pubblico assegnato ad ogni dispositivo. Diversamente, un singolo numero riceve tutte le chiamate dall'esterno. Quindi il numero di interno dell'utente di rete viene composto tramite un menu vocale che in alcuni casi è in lingua locale.</text:span></text:p>
      <text:p text:style-name="P29"><text:span text:style-name="T38">Dal punto di vista delle persone e delle famiglie si riscontra una maggiore comunicazione interpersonale che facilita l'organizzazione della vita comunitaria e il lavoro condiviso, le chiamate per assemblee e assicura l’adempimento dei compiti e delle responsabilità nel sistema . Facilita inoltre le questioni di sicurezza e di sorveglianza all'interno del territorio. È utile nelle emergenze mediche o come sistema di risposta di emergenza nel caso dei disastri naturali come epidemie e temporali. Infine, facilita le relazioni commerciali e svolge un ruolo nei processi di produzione, in quanto aumenta l'accesso alle informazioni e alla comunicazione con gli altri.</text:span></text:p>
      <text:p text:style-name="P28"><text:span text:style-name="T38">In termini di sfide, vediamo che le violenze nuove ed esistenti <text:s/>possono essere replicate attraverso queste tecnologie questo ha portato alla creazione di un nuovo meccanismo per trattare tali violenze. Ecco dove sorgono problemi etico-tecnici che includono l’archiviazione e la consegna delle informazioni. Il processo decisionale in merito a questi problemi dovrebbe essere discusso nell'ambito dell'assemblea comunitaria ed essere accompagnato da un percorso di riflessione partecipativo che tenga conto delle prospettive tecniche, politiche ed etiche, affinché questi nuovi modi di <text:s/>comunicazione possano continuare ad esistere senza pregiudicare le comunità. Queste preoccupazioni hanno dato origine alla creazione del "diploma comunitario per le persone che promuovono radio e telecomunicazioni" e alla creazione di un manuale </text:span><text:span text:style-name="T14">11</text:span><text:span text:style-name="T38"> e di un wiki </text:span><text:span text:style-name="T14">12</text:span><text:span text:style-name="T38"> per documentare le conoscenze prodotte.</text:span></text:p>
      <text:p text:style-name="P38"><text:soft-page-break/>Sovranità tecnologica e autonomia</text:p>
      <text:p text:style-name="P17"><text:span text:style-name="T39">Ora che abbiamo introdotto il progetto di cellulari autonomi e comunitari, vorrei approfondire la discussione etica e politica che segna il ritmo del dialogo tra la comunità hacker del software libero e i popoli indigeni di Oaxaca. Vorrei riflettere sull'importanza del concetto di sovranità tecnologica come approccio politico per l'analisi di questo tipo di iniziativa. Non c'è dubbio che il progetto telefonico comunitario sia il risultato del ponte costruito tra queste due comunità su basi condivise: i commons e la decolonizzazione. Tuttavia, l'incontro e il dialogo tra i due non è facile. Per la comunità hacker, il punto di partenza è la difesa e la decolonizzazione della conoscenza come bene comune, mentre per le comunità indigene di Oaxaca, il bene comune è il territorio di proprietà comune che deve essere decolonizzato.</text:span></text:p>
      <text:p text:style-name="P18"><text:span text:style-name="T39">Decolonizzazione territori comuni deve essere inteso come un insieme inscindibile che include lo spettro elettromagnetico, quel bene comune di dominio pubblico, costruito <text:s/>socialmente per consentire alle comunità di rafforzare la loro autonomia. Per decolonizzare lo spettro elettromagnetico ci vuole tecnologia e conoscenza. È qui dove si crea <text:s/>il ponte tra le due comunità. Una volta avviato il dialogo ci siamo resi conto che anche la lingua ha bisogno si essere decolonizzata.</text:span></text:p>
      <text:p text:style-name="P33"><text:span text:style-name="T39">Mentre costruivamo questo dialogo abbiamo osservato che la visione hacker cerca i beni comuni dal <text:s/>punto di vista dell'individuo, mentre la visione delle comunità lo fa attraverso quello che è comunitario. Questo </text:span><text:span text:style-name="T42">è</text:span><text:span text:style-name="T39"> il punto di rottura. Per alcuni hacker arrivati nei territori Oaxcan </text:span><text:span text:style-name="T42">è</text:span><text:span text:style-name="T39"> complesso capire la mancanza di libertà individuali che esistono nella vita comunitaria, dove le persone non sono esseri separati dal loro rapporto con il tutto. Abbiamo anche imparato che le stesse parole possono avere significati diversi. È in questo senso che vorrei spiegare ciò che accade al concetto di sovranità tecnologica ed è ciò che ci ha portato a partecipare alla stesura di questo libro.</text:span></text:p>
      <text:p text:style-name="P17"><text:span text:style-name="T39">Per germogliare il tecno-seme doveva cadere su un terreno fertile di storia <text:s/>memoria e su un ecosistema comunitario come quello che esiste nel sud-est del Messico, un territorio che ha lottato secoli per la sua autonomia e autodeterminazione. Per i popoli indigeni di Oaxaca, il concetto di sovranità è legato alla costruzione dello stato nazione che, attraverso la sua costituzione politica (1917), ha cercato di assorbire l’autorità delle comunità indigene nella struttura dello stato, e in questo senso, emulare l'esperienza coloniale.</text:span></text:p>
      <text:p text:style-name="P34"><text:span text:style-name="T39">Fino al 1992, lo stato messicano non ha riconosciuto alle popolazioni indigene il diritto di regolamentarsi secondo gli usi e costumi. Nel 1994 Il movimento neo-zapatista è apparso sulla scena pubblica sovvertendo l'idea marxista della rivoluzione nazionale e trasformandola in una rivoluzione per l'autonomia perché venissero <text:s/>riconosciute <text:s/>le richieste di auto-governo da parte dei popoli indigeni del sud-est del Messico. L'uso creativo delle tecnologie di comunicazione ha svolto un ruolo significativo in questo processo. Al fine di comprendere meglio l'idea di autonomia torniamo agli inizi di questa storia, al nostro cartellone di benvenuto:</text:span></text:p>
      <text:p text:style-name="P4"><text:span text:style-name="Source_20_Text"><text:span text:style-name="T93">In questa comunità </text:span></text:span><text:span text:style-name="Source_20_Text"><text:span text:style-name="T94">la </text:span></text:span><text:span text:style-name="Source_20_Text"><text:span text:style-name="T93">proprietà privata non esiste.</text:span></text:span></text:p>
      <text:p text:style-name="P4"><text:span text:style-name="Source_20_Text"><text:span text:style-name="T93">L'acquisto e la vendita di terreni comun</text:span></text:span><text:span text:style-name="Source_20_Text"><text:span text:style-name="T95">i</text:span></text:span><text:span text:style-name="Source_20_Text"><text:span text:style-name="T93"> è </text:span></text:span><text:span text:style-name="Source_20_Text"><text:span text:style-name="T94">VIETATO</text:span></text:span><text:span text:style-name="Source_20_Text"><text:span text:style-name="T93">.</text:span></text:span></text:p>
      <text:p text:style-name="P4"><text:span text:style-name="Source_20_Text"><text:span text:style-name="T96">Cordialmente l’organo amministrativo</text:span></text:span><text:span text:style-name="Source_20_Text"><text:span text:style-name="T93"> d</text:span></text:span><text:span text:style-name="Source_20_Text"><text:span text:style-name="T94">e</text:span></text:span><text:span text:style-name="Source_20_Text"><text:span text:style-name="T93">i beni comuni di Ixtlan de Juárez</text:span></text:span></text:p>
      <text:p text:style-name="P19">Questa non è una dichiarazione di sovranità, ma di autonomia. Qui la costruzione del potere non è <text:span text:style-name="T67">fondata </text:span>sulla sovranità del popolo <text:span text:style-name="T67">ma <text:s/>su un p</text:span>otere emanat<text:span text:style-name="T32">o </text:span>dal territorio, quel bene comune, dove non c'è posto per la proprietà privata e dove le tecnologie <text:span text:style-name="T67">hanno il</text:span> ruolo <text:span text:style-name="T32">di</text:span> rafforza<text:span text:style-name="T67">re</text:span> tale autonomia, <text:s/>l'unico mandato che l'assemblea comunitaria deve rispettare e difendere.</text:p>
      <text:p text:style-name="P17"><text:span text:style-name="T39">Fin qui è chiaro che ci riferiamo al concetto classico di sovranità e al significato che ha in questo angolo del globo. Siamo lontani dal concetto di sovranità tecnologica che postula lo sviluppo di iniziative proprie definite dalla vita comunitaria, auto-alimentate, come un processo di sensibilizzazione e rafforzamento per la trasformazione sociale. In larga misura, questa distanza si nutre dell'idea erronea di voler costruire le comunità con le attuali tecnologie commerciali per raggiungere il cambiamento sociale. Dobbiamo continuare a tessere conoscenze tra gli hacker e i popoli per decolonizzare l'idea della sovranità tecnologica e per esercitarla con l’idea di autonomia.</text:span></text:p>
      <text:p text:style-name="P13"><text:soft-page-break/>È per quest<text:span text:style-name="T21">a</text:span> <text:span text:style-name="T21">ragione </text:span>che, quando la comunità hacker <text:span text:style-name="T70">del movimento</text:span> del software libero propo<text:span text:style-name="T70">n</text:span>e di comprendere queste iniziative <text:span text:style-name="T32">focalizzandos</text:span>i <text:s/><text:span text:style-name="T32">sulla </text:span>sovranità tecnologica, non trova l'eco che <text:span text:style-name="T70">si</text:span> aspetta<text:span text:style-name="T70">va</text:span>, perché il significato è diverso. Sembra essere <text:span text:style-name="T32">in</text:span> conflitto, anche se <text:span text:style-name="T32">nella</text:span> realtà è un terreno comune: abbiamo bisogno di decoloni<text:span text:style-name="T21">zzare</text:span> la lingua e, come dice Alex Hache: "allora, se l'idea può essere raccontata, significa anche che può filtrare nell'immaginario sociale, producendo un effetto radicale e trasformativo" <text:span text:style-name="T12">13</text:span><text:span text:style-name="T101">.</text:span></text:p>
      <text:p text:style-name="P14">Siam<text:span text:style-name="T68">o</text:span> in un buon momento per aprire un dialogo tra sovranità tecnologica e autonomia, intesa come <text:span text:style-name="T69">è vissuta </text:span>in questo angolo del mondo, tra i popoli indigeni del sud-est del Messico.</text:p>
      <text:p text:style-name="P8"/>
      <text:p text:style-name="P5"><text:span text:style-name="T1">1</text:span><text:span text:style-name="T43">.</text:span><text:span text:style-name="T65"> </text:span><text:span text:style-name="T66">https://it.wikipedia.org/wiki/Oaxaca_(stato)</text:span><text:a xlink:type="simple" xlink:href="http://hacklabbo.indivia.net/book/sobtec2/en/content/08rizomatica.html#reffn_2" text:style-name="Internet_20_link" text:visited-style-name="Visited_20_Internet_20_Link"><text:span text:style-name="T43">↩</text:span></text:a><text:span text:style-name="T66"> </text:span></text:p>
      <text:p text:style-name="Quotations"><text:span text:style-name="T3">2</text:span><text:span text:style-name="T62">. </text:span><text:a xlink:type="simple" xlink:href="https://es.wikipedia.org/wiki/Sistema_de_usos_y_costumbres" office:target-frame-name="_blank" xlink:show="new" text:style-name="Internet_20_link" text:visited-style-name="Visited_20_Internet_20_Link"><text:span text:style-name="T64">https://es.wikipedia.org/wiki/Sistema_de_usos_y_costumbres</text:span></text:a><text:a xlink:type="simple" xlink:href="http://hacklabbo.indivia.net/book/sobtec2/en/content/08rizomatica.html#reffn_2" text:style-name="Internet_20_link" text:visited-style-name="Visited_20_Internet_20_Link"><text:span text:style-name="T64"> ↩</text:span></text:a><text:span text:style-name="T62"> </text:span></text:p>
      <text:p text:style-name="P7"><text:span text:style-name="T2">3</text:span><text:span text:style-name="T50">. </text:span><text:span text:style-name="T59">https://it.wikipedia.org/wiki/Global_System_for_Mobile_Communications</text:span><text:a xlink:type="simple" xlink:href="http://hacklabbo.indivia.net/book/sobtec2/en/content/08rizomatica.html#reffn_2" text:style-name="Internet_20_link" text:visited-style-name="Visited_20_Internet_20_Link"><text:span text:style-name="T50">↩</text:span></text:a><text:span text:style-name="T63"> </text:span></text:p>
      <text:p text:style-name="P7"><text:span text:style-name="T2">4</text:span><text:span text:style-name="T50">. </text:span><text:span text:style-name="T59">https://it.wikipedia.org/wiki/Fatti_di_Oaxaca</text:span><text:span text:style-name="T50"> </text:span><text:a xlink:type="simple" xlink:href="http://hacklabbo.indivia.net/book/sobtec2/en/content/08rizomatica.html#reffn_2" text:style-name="Internet_20_link" text:visited-style-name="Visited_20_Internet_20_Link"><text:span text:style-name="T64">↩</text:span></text:a><text:span text:style-name="T62"> </text:span></text:p>
      <text:p text:style-name="P7"><text:span text:style-name="T2">5</text:span><text:span text:style-name="T50">. </text:span><text:span text:style-name="T59">Un po' di tanta verità</text:span><text:span text:style-name="T50">: </text:span><text:a xlink:type="simple" xlink:href="http://www.corrugate.org/un-poquito-de-tanta-verdad.html" office:target-frame-name="_blank" xlink:show="new" text:style-name="Internet_20_link" text:visited-style-name="Visited_20_Internet_20_Link"><text:span text:style-name="T50">http://www.corrugate.org/un-poquito-de-tanta-verdad.html</text:span></text:a><text:a xlink:type="simple" xlink:href="http://hacklabbo.indivia.net/book/sobtec2/en/content/08rizomatica.html#reffn_5" text:style-name="Internet_20_link" text:visited-style-name="Visited_20_Internet_20_Link"><text:span text:style-name="T50"> ↩</text:span></text:a><text:span text:style-name="T50"> </text:span></text:p>
      <text:p text:style-name="Quotations"><text:span text:style-name="T2">6</text:span><text:span text:style-name="T50">. Loreto Bravo. “Empresas Comunales de Comunicación: Un camino hacia la sostenibilidad”. </text:span><text:span text:style-name="Emphasis"><text:span text:style-name="T50">Media Development:</text:span></text:span><text:span text:style-name="T50"> 4/2015 WACC. </text:span><text:a xlink:type="simple" xlink:href="http://www.waccglobal.org/articles/empresas-comunales-de-comunicacion-un-camino-hacia-la-sostenibilidad" office:target-frame-name="_blank" xlink:show="new" text:style-name="Internet_20_link" text:visited-style-name="Visited_20_Internet_20_Link"><text:span text:style-name="T50">http://www.waccglobal.org/articles/empresas-comunales-de-comunicacion-un-camino-hacia-la-sostenibilidad</text:span></text:a><text:a xlink:type="simple" xlink:href="http://hacklabbo.indivia.net/book/sobtec2/en/content/08rizomatica.html#reffn_6" text:style-name="Internet_20_link" text:visited-style-name="Visited_20_Internet_20_Link"><text:span text:style-name="T50"> ↩</text:span></text:a><text:span text:style-name="T50"> </text:span></text:p>
      <text:p text:style-name="Quotations"><text:span text:style-name="T2">7</text:span><text:span text:style-name="T50">. </text:span><text:a xlink:type="simple" xlink:href="https://palabraradio.org/nosotras" office:target-frame-name="_blank" xlink:show="new" text:style-name="Internet_20_link" text:visited-style-name="Visited_20_Internet_20_Link"><text:span text:style-name="T50">https://palabraradio.org/nosotras</text:span></text:a><text:a xlink:type="simple" xlink:href="http://hacklabbo.indivia.net/book/sobtec2/en/content/08rizomatica.html#reffn_7" text:style-name="Internet_20_link" text:visited-style-name="Visited_20_Internet_20_Link"><text:span text:style-name="T50"> ↩</text:span></text:a><text:span text:style-name="T50"> </text:span></text:p>
      <text:p text:style-name="Quotations"><text:span text:style-name="T2">8</text:span><text:span text:style-name="T50">. </text:span><text:a xlink:type="simple" xlink:href="http://contemporaryartarchipelago.fi/exhibition/artwork/15" office:target-frame-name="_blank" xlink:show="new" text:style-name="Internet_20_link" text:visited-style-name="Visited_20_Internet_20_Link"><text:span text:style-name="T50">http://contemporaryartarchipelago.fi/exhibition/artwork/15</text:span></text:a><text:a xlink:type="simple" xlink:href="http://hacklabbo.indivia.net/book/sobtec2/en/content/08rizomatica.html#reffn_8" text:style-name="Internet_20_link" text:visited-style-name="Visited_20_Internet_20_Link"><text:span text:style-name="T50"> ↩</text:span></text:a><text:span text:style-name="T50"> </text:span></text:p>
      <text:p text:style-name="Quotations"><text:span text:style-name="T2">9</text:span><text:span text:style-name="T50">. Puebla, Guerrero, Tlaxcala, Veracruz and Oaxaca.</text:span><text:a xlink:type="simple" xlink:href="http://hacklabbo.indivia.net/book/sobtec2/en/content/08rizomatica.html#reffn_9" text:style-name="Internet_20_link" text:visited-style-name="Visited_20_Internet_20_Link"><text:span text:style-name="T50"> ↩</text:span></text:a><text:span text:style-name="T50"> </text:span></text:p>
      <text:p text:style-name="P6"><text:span text:style-name="T2">10</text:span><text:span text:style-name="T50">. List</text:span><text:span text:style-name="T58">a di paessi che hanno una rete telefonica</text:span><text:span text:style-name="T50">: Villa Talea de Castro (Sierra Juárez) • Santa María Yaviche (Sierra Juárez) • San Juan Yaee (Sierra Juárez) • San Idelfonso Villa Alta (Sierra Juárez) • San Juan Tabaa (Sierra Juárez) • Secteur Cajonos: Santo Domingo Xagacia, San Pablo Yaganiza, San Pedro Cajonos, San Francisco Cajonos, San Miguel Cajonos, San Mateo Cajonos (Sierra Juárez) • San Bernardo Mixtepec (Valles Centrales) • Santa María Tlahuitoltepec (Mixe-Alto) • Santa María Alotepec (Mixe-Alto) • San Jerónimo Progreso (Mixteca) • Santiago Ayuquililla (Mixteca) • San Miguel Huautla (Mixteca) • Santa Inés de Zaragosa (Mixteca) • Santos Reyes Tepejillo (Mixteca).</text:span><text:a xlink:type="simple" xlink:href="http://hacklabbo.indivia.net/book/sobtec2/en/content/08rizomatica.html#reffn_10" text:style-name="Internet_20_link" text:visited-style-name="Visited_20_Internet_20_Link"><text:span text:style-name="T50"> ↩</text:span></text:a><text:span text:style-name="T50"> </text:span></text:p>
      <text:p text:style-name="Quotations"><text:span text:style-name="T2">11</text:span><text:span text:style-name="T50">.</text:span><text:span text:style-name="T37"> </text:span><text:a xlink:type="simple" xlink:href="https://media.wix.com/ugd/68af39_c12ad319bb404b63bd9ab471824231b8.pdf" office:target-frame-name="_blank" xlink:show="new" text:style-name="Internet_20_link" text:visited-style-name="Visited_20_Internet_20_Link"><text:span text:style-name="T50">https://media.wix.com/ugd/68af39_c12ad319bb404b63bd9ab471824231b8.pdf</text:span></text:a><text:a xlink:type="simple" xlink:href="http://hacklabbo.indivia.net/book/sobtec2/en/content/08rizomatica.html#reffn_11" text:style-name="Internet_20_link" text:visited-style-name="Visited_20_Internet_20_Link"><text:span text:style-name="T50"> ↩</text:span></text:a><text:span text:style-name="T37"> </text:span></text:p>
      <text:p text:style-name="Quotations"><text:span text:style-name="T36">12</text:span><text:span text:style-name="T37">. </text:span><text:a xlink:type="simple" xlink:href="http://wiki.rhizomatica.org/" office:target-frame-name="_blank" xlink:show="new" text:style-name="Internet_20_link" text:visited-style-name="Visited_20_Internet_20_Link"><text:span text:style-name="T50">http://wiki.rhizomatica.org/</text:span></text:a><text:a xlink:type="simple" xlink:href="http://hacklabbo.indivia.net/book/sobtec2/en/content/08rizomatica.html#reffn_12" text:style-name="Internet_20_link" text:visited-style-name="Visited_20_Internet_20_Link"><text:span text:style-name="T50"> ↩</text:span></text:a><text:span text:style-name="T37"> </text:span></text:p>
      <text:p text:style-name="Quotations"><text:span text:style-name="T36">13</text:span><text:span text:style-name="T37">. </text:span><text:a xlink:type="simple" xlink:href="https://es.wikipedia.org/wiki/Soberanía_Tecnológica" office:target-frame-name="_blank" xlink:show="new" text:style-name="Internet_20_link" text:visited-style-name="Visited_20_Internet_20_Link"><text:span text:style-name="T50">https://es.wikipedia.org/wiki/Soberan%C3%ADa_Tecnol%C3%B3gica</text:span></text:a><text:a xlink:type="simple" xlink:href="http://hacklabbo.indivia.net/book/sobtec2/en/content/08rizomatica.html#reffn_13" text:style-name="Internet_20_link" text:visited-style-name="Visited_20_Internet_20_Link"><text:span text:style-name="T50"> ↩</text:span></text:a><text:span text:style-name="T3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swiss"/>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8:54:16.527450959</meta:creation-date>
    <dc:date>2018-03-22T20:16:42.412345517</dc:date>
    <meta:editing-duration>P1DT18H52M10S</meta:editing-duration>
    <meta:editing-cycles>84</meta:editing-cycles>
    <meta:generator>LibreOffice/5.2.7.2$Linux_X86_64 LibreOffice_project/20m0$Build-2</meta:generator>
    <meta:document-statistic meta:table-count="0" meta:image-count="0" meta:object-count="0" meta:page-count="5" meta:paragraph-count="56" meta:word-count="2949" meta:character-count="20177" meta:non-whitespace-character-count="17210"/>
  </office:meta>
</office:document-meta>
</file>